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Formatter.addTok( StringBuffer targetBuf , StringBuffer tokBuf , Inde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deFormatter.setIndentationStep( int newIndentation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getMaxLin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printLine( String line , IndentWriter ou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CodeFormatter.getStickyDelim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getIndentation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setMaxLineLength( int newMaxLine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getDelim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setStickyDelimiters( String newStickyDelimi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setDelimiters( String newDelimi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Formatter.formatCode( Reader source , Writer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